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58987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7200c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386ef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a06894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6c7aee" officeooo:paragraph-rsid="00589877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200c7" officeooo:paragraph-rsid="007200c7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bf172" officeooo:paragraph-rsid="00991ab7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style:font-name="FreeMono" officeooo:paragraph-rsid="0094a78b"/>
    </style:style>
    <style:style style:name="P56" style:family="paragraph" style:parent-style-name="Standard">
      <style:paragraph-properties fo:text-align="start" style:justify-single-word="false"/>
      <style:text-properties officeooo:paragraph-rsid="00907ee1"/>
    </style:style>
    <style:style style:name="P5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0f443d5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ad103c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d7ee6d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d42780" officeooo:paragraph-rsid="00d7ee6d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08beb1" style:font-size-asian="13pt" style:font-weight-asian="normal" style:font-size-complex="13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78" style:family="paragraph" style:parent-style-name="Standard">
      <style:text-properties style:font-name="FreeMono" officeooo:rsid="01227719" officeooo:paragraph-rsid="0108beb1"/>
    </style:style>
    <style:style style:name="P79" style:family="paragraph" style:parent-style-name="Standard">
      <style:text-properties style:font-name="FreeMono" officeooo:rsid="0121e36c" officeooo:paragraph-rsid="0108beb1"/>
    </style:style>
    <style:style style:name="P80" style:family="paragraph" style:parent-style-name="Standard">
      <style:text-properties style:font-name="FreeMono" officeooo:paragraph-rsid="0108beb1"/>
    </style:style>
    <style:style style:name="P81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66c4be"/>
    </style:style>
    <style:style style:name="T4" style:family="text">
      <style:text-properties style:font-name="FreeMono" officeooo:rsid="006c7aee"/>
    </style:style>
    <style:style style:name="T5" style:family="text">
      <style:text-properties style:font-name="FreeMono" officeooo:rsid="007200c7"/>
    </style:style>
    <style:style style:name="T6" style:family="text">
      <style:text-properties style:font-name="FreeMono" officeooo:rsid="00ad103c"/>
    </style:style>
    <style:style style:name="T7" style:family="text">
      <style:text-properties style:font-name="FreeMono" officeooo:rsid="00b804e3"/>
    </style:style>
    <style:style style:name="T8" style:family="text">
      <style:text-properties style:font-name="FreeMono" officeooo:rsid="00b9656e"/>
    </style:style>
    <style:style style:name="T9" style:family="text">
      <style:text-properties style:font-name="FreeMono" officeooo:rsid="00cb20f3"/>
    </style:style>
    <style:style style:name="T10" style:family="text">
      <style:text-properties style:font-name="FreeMono" officeooo:rsid="00bf6866"/>
    </style:style>
    <style:style style:name="T11" style:family="text">
      <style:text-properties style:font-name="FreeMono" officeooo:rsid="00ac8f4e"/>
    </style:style>
    <style:style style:name="T12" style:family="text">
      <style:text-properties style:font-name="FreeMono" officeooo:rsid="00ea2bba"/>
    </style:style>
    <style:style style:name="T13" style:family="text">
      <style:text-properties style:font-name="FreeMono" officeooo:rsid="00ed749e"/>
    </style:style>
    <style:style style:name="T14" style:family="text">
      <style:text-properties style:font-name="FreeMono" officeooo:rsid="00eeb3a3"/>
    </style:style>
    <style:style style:name="T15" style:family="text">
      <style:text-properties style:font-name="FreeMono" officeooo:rsid="00f02d5b"/>
    </style:style>
    <style:style style:name="T16" style:family="text">
      <style:text-properties style:font-name="FreeMono" officeooo:rsid="0102d0ef"/>
    </style:style>
    <style:style style:name="T17" style:family="text">
      <style:text-properties style:font-name="FreeMono" officeooo:rsid="01044023"/>
    </style:style>
    <style:style style:name="T18" style:family="text">
      <style:text-properties style:font-name="FreeMono" officeooo:rsid="0112b87c"/>
    </style:style>
    <style:style style:name="T19" style:family="text">
      <style:text-properties style:font-name="FreeMono" officeooo:rsid="0114094b"/>
    </style:style>
    <style:style style:name="T20" style:family="text">
      <style:text-properties style:font-name="FreeMono" officeooo:rsid="0114970b"/>
    </style:style>
    <style:style style:name="T21" style:family="text">
      <style:text-properties style:font-name="FreeMono" officeooo:rsid="0118f586"/>
    </style:style>
    <style:style style:name="T22" style:family="text">
      <style:text-properties fo:font-weight="normal" officeooo:rsid="0019b933" style:font-weight-asian="normal" style:font-weight-complex="normal"/>
    </style:style>
    <style:style style:name="T23" style:family="text">
      <style:text-properties fo:font-weight="normal" officeooo:rsid="001b77f1" style:font-weight-asian="normal" style:font-weight-complex="normal"/>
    </style:style>
    <style:style style:name="T24" style:family="text">
      <style:text-properties fo:font-weight="normal" officeooo:rsid="001e4cc3" style:font-weight-asian="normal" style:font-weight-complex="normal"/>
    </style:style>
    <style:style style:name="T25" style:family="text">
      <style:text-properties fo:font-weight="normal" officeooo:rsid="001ff759" style:font-weight-asian="normal" style:font-weight-complex="normal"/>
    </style:style>
    <style:style style:name="T26" style:family="text">
      <style:text-properties fo:font-weight="normal" officeooo:rsid="0025807d" style:font-weight-asian="normal" style:font-weight-complex="normal"/>
    </style:style>
    <style:style style:name="T27" style:family="text">
      <style:text-properties fo:font-weight="normal" officeooo:rsid="00217b28" style:font-weight-asian="normal" style:font-weight-complex="normal"/>
    </style:style>
    <style:style style:name="T28" style:family="text">
      <style:text-properties fo:font-weight="normal" officeooo:rsid="0023e396" style:font-weight-asian="normal" style:font-weight-complex="normal"/>
    </style:style>
    <style:style style:name="T29" style:family="text">
      <style:text-properties fo:font-weight="normal" officeooo:rsid="00288e6d" style:font-weight-asian="normal" style:font-weight-complex="normal"/>
    </style:style>
    <style:style style:name="T30" style:family="text">
      <style:text-properties fo:font-style="italic" officeooo:rsid="0070d956" style:font-style-asian="italic" style:font-style-complex="italic"/>
    </style:style>
    <style:style style:name="T31" style:family="text">
      <style:text-properties fo:font-style="italic" officeooo:rsid="007accf1" style:font-style-asian="italic" style:font-style-complex="italic"/>
    </style:style>
    <style:style style:name="T32" style:family="text">
      <style:text-properties fo:font-style="italic" officeooo:rsid="00eeb3a3" style:font-style-asian="italic" style:font-style-complex="italic"/>
    </style:style>
    <style:style style:name="T33" style:family="text">
      <style:text-properties fo:font-style="normal" officeooo:rsid="003849c4" style:font-style-asian="normal" style:font-style-complex="normal"/>
    </style:style>
    <style:style style:name="T34" style:family="text">
      <style:text-properties fo:font-style="normal" officeooo:rsid="008fc3c0" style:font-style-asian="normal" style:font-style-complex="normal"/>
    </style:style>
    <style:style style:name="T35" style:family="text">
      <style:text-properties fo:font-style="normal" officeooo:rsid="00eeb3a3" style:font-style-asian="normal" style:font-style-complex="normal"/>
    </style:style>
    <style:style style:name="T36" style:family="text">
      <style:text-properties style:font-name="Liberation Serif1" fo:font-weight="normal" officeooo:rsid="00288e6d" style:font-weight-asian="normal" style:font-weight-complex="normal"/>
    </style:style>
    <style:style style:name="T37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38" style:family="text">
      <style:text-properties style:font-name="Liberation Serif1" fo:font-size="12pt" officeooo:rsid="0114094b" style:font-size-asian="12pt" style:font-size-complex="12pt"/>
    </style:style>
    <style:style style:name="T39" style:family="text">
      <style:text-properties officeooo:rsid="003172fd"/>
    </style:style>
    <style:style style:name="T40" style:family="text">
      <style:text-properties officeooo:rsid="00328fad"/>
    </style:style>
    <style:style style:name="T41" style:family="text">
      <style:text-properties officeooo:rsid="0032efce"/>
    </style:style>
    <style:style style:name="T42" style:family="text">
      <style:text-properties officeooo:rsid="0034cfb1"/>
    </style:style>
    <style:style style:name="T43" style:family="text">
      <style:text-properties officeooo:rsid="0035775c"/>
    </style:style>
    <style:style style:name="T44" style:family="text">
      <style:text-properties officeooo:rsid="003849c4"/>
    </style:style>
    <style:style style:name="T45" style:family="text">
      <style:text-properties officeooo:rsid="0039785f"/>
    </style:style>
    <style:style style:name="T46" style:family="text">
      <style:text-properties officeooo:rsid="003e0081"/>
    </style:style>
    <style:style style:name="T47" style:family="text">
      <style:text-properties officeooo:rsid="0042429c"/>
    </style:style>
    <style:style style:name="T48" style:family="text">
      <style:text-properties officeooo:rsid="0043487d"/>
    </style:style>
    <style:style style:name="T49" style:family="text">
      <style:text-properties officeooo:rsid="0043d33a"/>
    </style:style>
    <style:style style:name="T50" style:family="text">
      <style:text-properties officeooo:rsid="00442821"/>
    </style:style>
    <style:style style:name="T51" style:family="text">
      <style:text-properties officeooo:rsid="0044a7fd"/>
    </style:style>
    <style:style style:name="T52" style:family="text">
      <style:text-properties officeooo:rsid="00465349"/>
    </style:style>
    <style:style style:name="T53" style:family="text">
      <style:text-properties officeooo:rsid="0047ba7f"/>
    </style:style>
    <style:style style:name="T54" style:family="text">
      <style:text-properties officeooo:rsid="004a9366"/>
    </style:style>
    <style:style style:name="T55" style:family="text">
      <style:text-properties officeooo:rsid="004cf77c"/>
    </style:style>
    <style:style style:name="T56" style:family="text">
      <style:text-properties officeooo:rsid="004fc5a1"/>
    </style:style>
    <style:style style:name="T57" style:family="text">
      <style:text-properties officeooo:rsid="00517544"/>
    </style:style>
    <style:style style:name="T58" style:family="text">
      <style:text-properties officeooo:rsid="00570f5e"/>
    </style:style>
    <style:style style:name="T59" style:family="text">
      <style:text-properties officeooo:rsid="00589877"/>
    </style:style>
    <style:style style:name="T60" style:family="text">
      <style:text-properties officeooo:rsid="005a0a31"/>
    </style:style>
    <style:style style:name="T61" style:family="text">
      <style:text-properties officeooo:rsid="005b9710"/>
    </style:style>
    <style:style style:name="T62" style:family="text">
      <style:text-properties officeooo:rsid="005c6c4e"/>
    </style:style>
    <style:style style:name="T63" style:family="text">
      <style:text-properties officeooo:rsid="005d7b27"/>
    </style:style>
    <style:style style:name="T64" style:family="text">
      <style:text-properties officeooo:rsid="00618033"/>
    </style:style>
    <style:style style:name="T65" style:family="text">
      <style:text-properties officeooo:rsid="0063773f"/>
    </style:style>
    <style:style style:name="T66" style:family="text">
      <style:text-properties officeooo:rsid="006483c1"/>
    </style:style>
    <style:style style:name="T67" style:family="text">
      <style:text-properties officeooo:rsid="0065f0e3"/>
    </style:style>
    <style:style style:name="T68" style:family="text">
      <style:text-properties officeooo:rsid="00668a3c"/>
    </style:style>
    <style:style style:name="T69" style:family="text">
      <style:text-properties officeooo:rsid="0066c4be"/>
    </style:style>
    <style:style style:name="T70" style:family="text">
      <style:text-properties style:font-name="Jomolhari" officeooo:rsid="0066c4be"/>
    </style:style>
    <style:style style:name="T71" style:family="text">
      <style:text-properties style:font-name="Jomolhari" officeooo:rsid="006c7aee"/>
    </style:style>
    <style:style style:name="T72" style:family="text">
      <style:text-properties style:font-name="Jomolhari" officeooo:rsid="007200c7"/>
    </style:style>
    <style:style style:name="T73" style:family="text">
      <style:text-properties style:font-name="Jomolhari" officeooo:rsid="0073ac92"/>
    </style:style>
    <style:style style:name="T74" style:family="text">
      <style:text-properties style:font-name="Jomolhari" officeooo:rsid="00753d3d"/>
    </style:style>
    <style:style style:name="T75" style:family="text">
      <style:text-properties style:font-name="Jomolhari" officeooo:rsid="0076cdad"/>
    </style:style>
    <style:style style:name="T76" style:family="text">
      <style:text-properties style:font-name="Jomolhari" officeooo:rsid="008053f5"/>
    </style:style>
    <style:style style:name="T77" style:family="text">
      <style:text-properties style:font-name="Jomolhari" officeooo:rsid="00836851"/>
    </style:style>
    <style:style style:name="T78" style:family="text">
      <style:text-properties style:font-name="Jomolhari" officeooo:rsid="0032efce"/>
    </style:style>
    <style:style style:name="T79" style:family="text">
      <style:text-properties style:font-name="Jomolhari" officeooo:rsid="008894f2"/>
    </style:style>
    <style:style style:name="T80" style:family="text">
      <style:text-properties style:font-name="Jomolhari" officeooo:rsid="0089ccf0"/>
    </style:style>
    <style:style style:name="T81" style:family="text">
      <style:text-properties style:font-name="Jomolhari" officeooo:rsid="008a6f9a"/>
    </style:style>
    <style:style style:name="T82" style:family="text">
      <style:text-properties style:font-name="Jomolhari" officeooo:rsid="008c191f"/>
    </style:style>
    <style:style style:name="T83" style:family="text">
      <style:text-properties style:font-name="Jomolhari" officeooo:rsid="008d75f4"/>
    </style:style>
    <style:style style:name="T84" style:family="text">
      <style:text-properties style:font-name="Jomolhari" officeooo:rsid="008e3e08"/>
    </style:style>
    <style:style style:name="T85" style:family="text">
      <style:text-properties style:font-name="Jomolhari" officeooo:rsid="00a55b4b"/>
    </style:style>
    <style:style style:name="T86" style:family="text">
      <style:text-properties style:font-name="Jomolhari" fo:font-size="13pt" style:font-size-asian="13pt" style:font-size-complex="13pt"/>
    </style:style>
    <style:style style:name="T87" style:family="text">
      <style:text-properties style:font-name="Jomolhari" officeooo:rsid="00aa0463"/>
    </style:style>
    <style:style style:name="T88" style:family="text">
      <style:text-properties officeooo:rsid="0067e597"/>
    </style:style>
    <style:style style:name="T89" style:family="text">
      <style:text-properties officeooo:rsid="00694323"/>
    </style:style>
    <style:style style:name="T90" style:family="text">
      <style:text-properties officeooo:rsid="006b862b"/>
    </style:style>
    <style:style style:name="T91" style:family="text">
      <style:text-properties officeooo:rsid="006e6fee"/>
    </style:style>
    <style:style style:name="T92" style:family="text">
      <style:text-properties officeooo:rsid="0070310d"/>
    </style:style>
    <style:style style:name="T93" style:family="text">
      <style:text-properties officeooo:rsid="0070d956"/>
    </style:style>
    <style:style style:name="T94" style:family="text">
      <style:text-properties officeooo:rsid="007accf1"/>
    </style:style>
    <style:style style:name="T95" style:family="text">
      <style:text-properties officeooo:rsid="007c33aa"/>
    </style:style>
    <style:style style:name="T96" style:family="text">
      <style:text-properties fo:color="#000000" style:text-underline-style="none" fo:font-weight="normal" officeooo:rsid="002afd29" style:font-weight-asian="normal" style:font-weight-complex="normal"/>
    </style:style>
    <style:style style:name="T97" style:family="text">
      <style:text-properties fo:color="#000000" style:text-underline-style="none" fo:font-weight="normal" officeooo:rsid="002b32e2" style:font-weight-asian="normal" style:font-weight-complex="normal"/>
    </style:style>
    <style:style style:name="T98" style:family="text">
      <style:text-properties fo:color="#000000" style:text-underline-style="none" fo:font-weight="normal" officeooo:rsid="002cfe84" style:font-weight-asian="normal" style:font-weight-complex="normal"/>
    </style:style>
    <style:style style:name="T9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0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01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02" style:family="text">
      <style:text-properties fo:color="#000000" fo:font-style="italic" style:text-underline-style="none" fo:font-weight="normal" officeooo:rsid="002b32e2" style:font-style-asian="italic" style:font-weight-asian="normal" style:font-style-complex="italic" style:font-weight-complex="normal"/>
    </style:style>
    <style:style style:name="T103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104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05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106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07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108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109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110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11" style:family="text">
      <style:text-properties fo:color="#000000" style:font-name="Jomolhari" fo:font-size="13pt" style:text-underline-style="none" fo:font-weight="normal" officeooo:rsid="00e331a6" style:font-size-asian="13pt" style:font-weight-asian="normal" style:font-size-complex="13pt" style:font-weight-complex="normal"/>
    </style:style>
    <style:style style:name="T112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113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114" style:family="text">
      <style:text-properties fo:color="#000000" style:font-name="FreeMono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115" style:family="text">
      <style:text-properties fo:color="#000000" style:font-name="FreeMono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116" style:family="text">
      <style:text-properties officeooo:rsid="0086b291"/>
    </style:style>
    <style:style style:name="T117" style:family="text">
      <style:text-properties officeooo:rsid="008ddbb9"/>
    </style:style>
    <style:style style:name="T118" style:family="text">
      <style:text-properties officeooo:rsid="008fc3c0"/>
    </style:style>
    <style:style style:name="T119" style:family="text">
      <style:text-properties style:font-name="Jomolhari1" officeooo:rsid="005d7b27"/>
    </style:style>
    <style:style style:name="T120" style:family="text">
      <style:text-properties style:font-name="Jomolhari1" officeooo:rsid="005ed207"/>
    </style:style>
    <style:style style:name="T121" style:family="text">
      <style:text-properties style:font-name="Jomolhari1" officeooo:rsid="00ac8f4e"/>
    </style:style>
    <style:style style:name="T122" style:family="text">
      <style:text-properties style:font-name="Jomolhari1" officeooo:rsid="00ad103c"/>
    </style:style>
    <style:style style:name="T123" style:family="text">
      <style:text-properties style:font-name="Jomolhari1" officeooo:rsid="00ad6f0a"/>
    </style:style>
    <style:style style:name="T124" style:family="text">
      <style:text-properties style:font-name="Jomolhari1" officeooo:rsid="00b01992"/>
    </style:style>
    <style:style style:name="T125" style:family="text">
      <style:text-properties style:font-name="Jomolhari1" officeooo:rsid="00c7fe8a"/>
    </style:style>
    <style:style style:name="T126" style:family="text">
      <style:text-properties style:font-name="Jomolhari1" officeooo:rsid="00e528b7"/>
    </style:style>
    <style:style style:name="T127" style:family="text">
      <style:text-properties style:font-name="Jomolhari1" officeooo:rsid="00ffdc51"/>
    </style:style>
    <style:style style:name="T128" style:family="text">
      <style:text-properties style:font-name="Jomolhari1" officeooo:rsid="0102d0ef"/>
    </style:style>
    <style:style style:name="T129" style:family="text">
      <style:text-properties style:font-name="Jomolhari1" officeooo:rsid="01041c8a"/>
    </style:style>
    <style:style style:name="T130" style:family="text">
      <style:text-properties style:font-name="Jomolhari1" officeooo:rsid="01044023"/>
    </style:style>
    <style:style style:name="T131" style:family="text">
      <style:text-properties style:font-name="Jomolhari1" officeooo:rsid="01058896"/>
    </style:style>
    <style:style style:name="T132" style:family="text">
      <style:text-properties style:font-name="Jomolhari1" officeooo:rsid="01071934"/>
    </style:style>
    <style:style style:name="T133" style:family="text">
      <style:text-properties style:font-name="Jomolhari1" officeooo:rsid="0107ec6e"/>
    </style:style>
    <style:style style:name="T134" style:family="text">
      <style:text-properties style:font-name="Jomolhari1" officeooo:rsid="0112b87c"/>
    </style:style>
    <style:style style:name="T135" style:family="text">
      <style:text-properties style:font-name="Jomolhari1" officeooo:rsid="0114094b"/>
    </style:style>
    <style:style style:name="T136" style:family="text">
      <style:text-properties style:font-name="Jomolhari1" officeooo:rsid="0114970b"/>
    </style:style>
    <style:style style:name="T137" style:family="text">
      <style:text-properties style:font-name="Jomolhari1" officeooo:rsid="0117bdb2"/>
    </style:style>
    <style:style style:name="T138" style:family="text">
      <style:text-properties style:font-name="Jomolhari1" officeooo:rsid="01189541"/>
    </style:style>
    <style:style style:name="T139" style:family="text">
      <style:text-properties style:font-name="Jomolhari1" officeooo:rsid="0118f586"/>
    </style:style>
    <style:style style:name="T140" style:family="text">
      <style:text-properties style:font-name="Jomolhari1" officeooo:rsid="0119a69a"/>
    </style:style>
    <style:style style:name="T141" style:family="text">
      <style:text-properties officeooo:rsid="00ac8f4e"/>
    </style:style>
    <style:style style:name="T142" style:family="text">
      <style:text-properties officeooo:rsid="00b2b256"/>
    </style:style>
    <style:style style:name="T143" style:family="text">
      <style:text-properties officeooo:rsid="00b5eef6"/>
    </style:style>
    <style:style style:name="T144" style:family="text">
      <style:text-properties officeooo:rsid="00b7a7f5"/>
    </style:style>
    <style:style style:name="T145" style:family="text">
      <style:text-properties officeooo:rsid="00b804e3"/>
    </style:style>
    <style:style style:name="T146" style:family="text">
      <style:text-properties officeooo:rsid="00b9656e"/>
    </style:style>
    <style:style style:name="T147" style:family="text">
      <style:text-properties officeooo:rsid="00bc583f"/>
    </style:style>
    <style:style style:name="T148" style:family="text">
      <style:text-properties officeooo:rsid="00bf6866"/>
    </style:style>
    <style:style style:name="T149" style:family="text">
      <style:text-properties officeooo:rsid="00c03655"/>
    </style:style>
    <style:style style:name="T150" style:family="text">
      <style:text-properties officeooo:rsid="00c4efc1"/>
    </style:style>
    <style:style style:name="T151" style:family="text">
      <style:text-properties officeooo:rsid="00c9f843"/>
    </style:style>
    <style:style style:name="T152" style:family="text">
      <style:text-properties officeooo:rsid="00cb20f3"/>
    </style:style>
    <style:style style:name="T153" style:family="text">
      <style:text-properties officeooo:rsid="00da85ba"/>
    </style:style>
    <style:style style:name="T154" style:family="text">
      <style:text-properties officeooo:rsid="00dbd3c2"/>
    </style:style>
    <style:style style:name="T155" style:family="text">
      <style:text-properties officeooo:rsid="00dcc9db"/>
    </style:style>
    <style:style style:name="T156" style:family="text">
      <style:text-properties officeooo:rsid="00de3c4c"/>
    </style:style>
    <style:style style:name="T157" style:family="text">
      <style:text-properties officeooo:rsid="00de7861"/>
    </style:style>
    <style:style style:name="T158" style:family="text">
      <style:text-properties officeooo:rsid="00e00950"/>
    </style:style>
    <style:style style:name="T159" style:family="text">
      <style:text-properties officeooo:rsid="00e0f3cc"/>
    </style:style>
    <style:style style:name="T160" style:family="text">
      <style:text-properties officeooo:rsid="00ea2bba"/>
    </style:style>
    <style:style style:name="T161" style:family="text">
      <style:text-properties officeooo:rsid="00eeb3a3"/>
    </style:style>
    <style:style style:name="T162" style:family="text">
      <style:text-properties officeooo:rsid="00ef818c"/>
    </style:style>
    <style:style style:name="T163" style:family="text">
      <style:text-properties officeooo:rsid="00f02d5b"/>
    </style:style>
    <style:style style:name="T164" style:family="text">
      <style:text-properties officeooo:rsid="00f517aa"/>
    </style:style>
    <style:style style:name="T165" style:family="text">
      <style:text-properties officeooo:rsid="00f5e300"/>
    </style:style>
    <style:style style:name="T166" style:family="text">
      <style:text-properties officeooo:rsid="00f63a9c"/>
    </style:style>
    <style:style style:name="T167" style:family="text">
      <style:text-properties officeooo:rsid="00f8380e"/>
    </style:style>
    <style:style style:name="T168" style:family="text">
      <style:text-properties officeooo:rsid="010121c6"/>
    </style:style>
    <style:style style:name="T169" style:family="text">
      <style:text-properties officeooo:rsid="01041c8a"/>
    </style:style>
    <style:style style:name="T170" style:family="text">
      <style:text-properties officeooo:rsid="011b545c"/>
    </style:style>
    <style:style style:name="T171" style:family="text">
      <style:text-properties officeooo:rsid="011df6ea"/>
    </style:style>
    <style:style style:name="T172" style:family="text">
      <style:text-properties officeooo:rsid="01227719"/>
    </style:style>
    <style:style style:name="T173" style:family="text">
      <style:text-properties officeooo:rsid="0121e36c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22">YACC (Yet Another Compiler Compiler) is a tool used to generate a parser. </text:span><text:span text:style-name="T23">This document is a tutorial for the use of YACC to generate a parser for SIL. </text:span><text:span text:style-name="T24">YACC </text:span><text:span text:style-name="T25">translates the Context Free Grammar (CFG) specifications </text:span><text:span text:style-name="T26">(given as input in </text:span><text:span text:style-name="T37">input_file.y</text:span><text:span text:style-name="T26">) </text:span><text:span text:style-name="T25">into a C implementation </text:span><text:span text:style-name="T29">(</text:span><text:span text:style-name="T36">y.tab.c</text:span><text:span text:style-name="T29">) </text:span><text:span text:style-name="T25">of a corresponding </text:span><text:span text:style-name="T27">push down automaton i.e., a finite state machine with a stack.</text:span><text:span text:style-name="T22"> </text:span><text:span text:style-name="T28">This C program when compiled, yields an executable parser.</text:span></text:p>
      <text:p text:style-name="P4"><draw:custom-shape text:anchor-type="paragraph" draw:z-index="0" draw:style-name="gr1" draw:text-style-name="P81" svg:width="1.3335in" svg:height="0.6878in" svg:x="2.6583in" svg:y="0.0917in"><text:p text:style-name="P81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81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81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14"/>
      <text:p text:style-name="P54"><text:span text:style-name="T96">The source SIL program is fed as the input to the generated parser (</text:span><text:span text:style-name="T99">a.out</text:span><text:span text:style-name="T96">) </text:span><text:span text:style-name="T97">which </text:span><text:span text:style-name="T102">parses</text:span><text:span text:style-name="T97"> through the program and checks if the program can be derived from the </text:span><text:span text:style-name="T98">CFG specification in the </text:span><text:span text:style-name="T100">input_file.y</text:span><text:span text:style-name="T98"> file. </text:span></text:p>
      <text:p text:style-name="P20"/>
      <text:p text:style-name="P11"><text:span text:style-name="T44"><text:tab/>A parser is </text:span><text:span text:style-name="T45">a </text:span><text:span text:style-name="T44">program that </text:span><text:span text:style-name="T33">parses</text:span><text:span text:style-name="T44"> through an input file to check if it is in accordance with a grammar </text:span><text:span text:style-name="T58">specification</text:span><text:span text:style-name="T44">. </text:span><text:span text:style-name="T39">Parsing </text:span><text:span text:style-name="T40">is the process of analyzing a string of symbols of a particular language (in this case SIL) </text:span><text:span text:style-name="T41">according to the rules of </text:span><text:span text:style-name="T43">a</text:span><text:span text:style-name="T42"> </text:span><text:span text:style-name="T41">grammar </text:span><text:span text:style-name="T42">specifications</text:span><text:span text:style-name="T41">. </text:span><text:span text:style-name="T117">The</text:span><text:span text:style-name="T41"> </text:span><text:span text:style-name="T116">SIL</text:span><text:span text:style-name="T78"> </text:span><text:span text:style-name="T83">syntax consists of</text:span><text:span text:style-name="T78"> precise rules that </text:span><text:span text:style-name="T77">de</text:span><text:span text:style-name="T78">scribe the structure of well formed programs </text:span><text:span text:style-name="T82">in SIL</text:span><text:span text:style-name="T78">. The syntax of </text:span><text:span text:style-name="T79">SIL</text:span><text:span text:style-name="T78"> constructs can be specified by </text:span><text:span text:style-name="T80">using</text:span><text:span text:style-name="T76"> </text:span><text:span text:style-name="T81">Context Free Grammar</text:span><text:span text:style-name="T80">s </text:span><text:span text:style-name="T84">in a YACC program</text:span><text:span text:style-name="T78">.</text:span></text:p>
      <text:p text:style-name="P16"/>
      <text:p text:style-name="P15"/>
      <text:p text:style-name="P17"><text:soft-page-break/>Example:</text:p>
      <text:p text:style-name="P17"/>
      <text:p text:style-name="P21"><text:span text:style-name="T46">grammar<text:tab/>:<text:tab/>variable </text:span><text:span text:style-name="T157">'</text:span><text:span text:style-name="T46">=</text:span><text:span text:style-name="T157">'</text:span><text:span text:style-name="T46"> value<text:tab/><text:tab/></text:span><text:span text:style-name="T47">{printf(“</text:span><text:span text:style-name="T50"> </text:span><text:span text:style-name="T51">end</text:span><text:span text:style-name="T50"> </text:span><text:span text:style-name="T47">”);}</text:span></text:p>
      <text:p text:style-name="P26"><text:tab/><text:tab/>;</text:p>
      <text:p text:style-name="P27"/>
      <text:p text:style-name="P22"><text:span text:style-name="T46">variable<text:tab/>:<text:tab/></text:span><text:span text:style-name="T61">'</text:span><text:span text:style-name="T46">a</text:span><text:span text:style-name="T61">'</text:span><text:span text:style-name="T46">|</text:span><text:span text:style-name="T61">'</text:span><text:span text:style-name="T46">b</text:span><text:span text:style-name="T61">'</text:span><text:span text:style-name="T46"><text:tab/><text:tab/><text:tab/><text:tab/></text:span><text:span text:style-name="T50">{printf(“ variable ”);</text:span><text:span text:style-name="T53">}</text:span></text:p>
      <text:p text:style-name="P29"><text:tab/><text:tab/>;</text:p>
      <text:p text:style-name="P28"/>
      <text:p text:style-name="P21"><text:span text:style-name="T46">value<text:tab/>:<text:tab/></text:span><text:span text:style-name="T61">'</text:span><text:span text:style-name="T46">0</text:span><text:span text:style-name="T61">'</text:span><text:span text:style-name="T46">|</text:span><text:span text:style-name="T61">'</text:span><text:span text:style-name="T46">1</text:span><text:span text:style-name="T61">'</text:span><text:span text:style-name="T61"><text:tab/><text:tab/><text:tab/></text:span><text:span text:style-name="T46"><text:tab/></text:span><text:span text:style-name="T50">{printf(“ </text:span><text:span text:style-name="T51">value ”);</text:span><text:span text:style-name="T53">}</text:span></text:p>
      <text:p text:style-name="P30"><text:tab/><text:tab/>;</text:p>
      <text:p text:style-name="P28"/>
      <text:p text:style-name="P18">Sample Input/Output:</text:p>
      <text:p text:style-name="P18"/>
      <text:p text:style-name="P23"><text:span text:style-name="T48">I:<text:tab/>a=</text:span><text:span text:style-name="T67">1</text:span></text:p>
      <text:p text:style-name="P23"><text:span text:style-name="T48">O:<text:tab/></text:span><text:span text:style-name="T52">variable </text:span><text:span text:style-name="T54">value </text:span><text:span text:style-name="T52">end</text:span></text:p>
      <text:p text:style-name="P31"/>
      <text:p text:style-name="P32">I:<text:tab/>a=</text:p>
      <text:p text:style-name="P24"><text:span text:style-name="T49">O:<text:tab/></text:span><text:span text:style-name="T55">variable</text:span></text:p>
      <text:p text:style-name="P24"><text:span text:style-name="T55"><text:tab/>syntax error</text:span><text:span text:style-name="T49"><text:tab/></text:span></text:p>
      <text:p text:style-name="P33"/>
      <text:p text:style-name="P25"><text:span text:style-name="T56">I:<text:tab/></text:span><text:span text:style-name="T62">s</text:span><text:span text:style-name="T56">=5</text:span><text:span text:style-name="T57">$</text:span></text:p>
      <text:p text:style-name="P34">O:<text:tab/>syntax error</text:p>
      <text:p text:style-name="P19"><text:tab/></text:p>
      <text:p text:style-name="P9"><text:span text:style-name="T59">This example demonstrates the specification of rule</text:span><text:span text:style-name="T60">s</text:span><text:span text:style-name="T59"> in YACC. </text:span><text:span text:style-name="T63"><text:s/></text:span><text:span text:style-name="T64">In this example there are 3 production parts and 3 corresponding action parts. </text:span><text:span text:style-name="T65">(Note that there are actually </text:span><text:span text:style-name="T68">5</text:span><text:span text:style-name="T65"> productions and the latter </text:span><text:span text:style-name="T68">4</text:span><text:span text:style-name="T65"> have been composed into 2 productions, </text:span><text:span text:style-name="T66">hence </text:span><text:span text:style-name="T95">resulting in</text:span><text:span text:style-name="T66"> 3 compact productions</text:span><text:span text:style-name="T65">) </text:span><text:span text:style-name="T69">Consider the</text:span><text:span text:style-name="T89"> first rule</text:span><text:span text:style-name="T69">. Th</text:span><text:span text:style-name="T88">i</text:span><text:span text:style-name="T90">s rule</text:span><text:span text:style-name="T69"> </text:span><text:span text:style-name="T91">with the production </text:span><text:span text:style-name="T30">head</text:span><text:span text:style-name="T93"> </text:span><text:span text:style-name="T3">grammar</text:span><text:span text:style-name="T69"> (</text:span><text:span text:style-name="T93">L</text:span><text:span text:style-name="T69">HS of </text:span><text:span text:style-name="T3">:</text:span><text:span text:style-name="T69"> ) specifies that when the parser has </text:span><text:span text:style-name="T94">matched the given input with the </text:span><text:span text:style-name="T31">body</text:span><text:span text:style-name="T94"> of the production </text:span><text:span text:style-name="T69">(</text:span><text:span text:style-name="T92">R</text:span><text:span text:style-name="T69">HS of </text:span><text:span text:style-name="T3">: </text:span><text:span text:style-name="T70">), </text:span><text:span text:style-name="T71">it must execute the corresponding action (enclosed within </text:span><text:span text:style-name="T4">{ </text:span><text:span text:style-name="T87">and </text:span><text:span text:style-name="T4">}</text:span><text:span text:style-name="T71">).</text:span></text:p>
      <text:p text:style-name="P39"/>
      <text:p text:style-name="P10"><text:span text:style-name="T72">Note: </text:span><text:span text:style-name="T73">I</text:span><text:span text:style-name="T72">f the input does not match the grammar specification </text:span><text:span text:style-name="T74">of </text:span><text:span text:style-name="T72">the YACC generated parser, </text:span><text:span text:style-name="T75">it</text:span><text:span text:style-name="T72"> will print an auto-generated “</text:span><text:span text:style-name="T5">syntax error</text:span><text:span text:style-name="T72">” message </text:span><text:span text:style-name="T85">on the screen</text:span><text:span text:style-name="T72">.</text:span></text:p>
      <text:p text:style-name="P40"/>
      <text:p text:style-name="P53"/>
      <text:p text:style-name="P53"/>
      <text:p text:style-name="P53"/>
      <text:p text:style-name="P53"/>
      <text:p text:style-name="P53"><text:soft-page-break/>2<text:tab/>The structure of YACC programs</text:p>
      <text:p text:style-name="P53"/>
      <text:p text:style-name="P12">A LEX program consists of three sections : Declarations, Rules and Auxiliary functions.</text:p>
      <text:p text:style-name="P12"/>
      <text:p text:style-name="P12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3"/>
      <text:p text:style-name="P13"/>
      <text:p text:style-name="P13"/>
      <text:p text:style-name="P13"/>
      <text:p text:style-name="P13"/>
      <text:p text:style-name="P51"/>
      <text:p text:style-name="P51">2.1<text:tab/>Declarations</text:p>
      <text:p text:style-name="P51"/>
      <text:p text:style-name="P41"><text:span text:style-name="T118">The Declarations sections of a YACC program consists of two parts, </text:span><text:span text:style-name="T34">C declarations <text:s/>and YACC Declarations</text:span><text:span text:style-name="T118">.</text:span></text:p>
      <text:p text:style-name="P42"/>
      <text:p text:style-name="P56"><text:span text:style-name="T104"><text:tab/>The C Declarations are delimited by </text:span><text:span text:style-name="T114">%{</text:span><text:span text:style-name="T104"> and </text:span><text:span text:style-name="T114">%}.</text:span><text:span text:style-name="T104"> This part consists of all the declarations required for the C code written in the </text:span><text:span text:style-name="T112">Actions</text:span><text:span text:style-name="T104"> section and the</text:span><text:span text:style-name="T103"> </text:span><text:span text:style-name="T104">Auxiliary functions section. The contents of this section are directly copied into </text:span><text:span text:style-name="T105">the generated</text:span><text:span text:style-name="T104"> </text:span><text:span text:style-name="T101">y.tab.c </text:span><text:span text:style-name="T86">file</text:span><text:span text:style-name="T101"> </text:span><text:span text:style-name="T104">without any modification</text:span><text:span text:style-name="T101">. </text:span><text:span text:style-name="T104"><text:s/></text:span></text:p>
      <text:p text:style-name="P43"/>
      <text:p text:style-name="P44">Example:</text:p>
      <text:p text:style-name="P35"/>
      <text:p text:style-name="P35">%{</text:p>
      <text:p text:style-name="P35"/>
      <text:p text:style-name="P35">#include&lt;stdio.h&gt;</text:p>
      <text:p text:style-name="P35"/>
      <text:p text:style-name="P35">%}</text:p>
      <text:p text:style-name="P35"/>
      <text:p text:style-name="P35">%token NUM <text:span text:style-name="T158">PLUS</text:span></text:p>
      <text:p text:style-name="P35"/>
      <text:p text:style-name="P35">%%</text:p>
      <text:p text:style-name="P35"/>
      <text:p text:style-name="P35">expr<text:tab/>:<text:tab/>expr <text:span text:style-name="T159">PLUS</text:span> expr</text:p>
      <text:p text:style-name="P35"><text:tab/>|<text:tab/>NUM</text:p>
      <text:p text:style-name="P35"><text:tab/>;</text:p>
      <text:p text:style-name="P35"><text:soft-page-break/>%%</text:p>
      <text:p text:style-name="P36"><text:tab/>/* Auxiliary functions */</text:p>
      <text:p text:style-name="P49"/>
      <text:p text:style-name="P55"><text:span text:style-name="T106">The YACC Declarations consists of declarations of grammar tokens. In the above example </text:span><text:span text:style-name="T113">NUM</text:span><text:span text:style-name="T106"> </text:span><text:span text:style-name="T110">and </text:span><text:span text:style-name="T115">PLUS</text:span><text:span text:style-name="T106"> a</text:span><text:span text:style-name="T110">re</text:span><text:span text:style-name="T106"> token</text:span><text:span text:style-name="T110">s</text:span><text:span text:style-name="T106">. </text:span><text:span text:style-name="T111">A</text:span><text:span text:style-name="T107"> token represents an input string which is obtained by calling yylex() </text:span><text:span text:style-name="T108">(To be discussed in detail later). </text:span><text:span text:style-name="T109">The tokens declared in this section are used in the Rules section. </text:span></text:p>
      <text:p text:style-name="P50"/>
      <text:p text:style-name="P52">2.2<text:tab/>Rules</text:p>
      <text:p text:style-name="P35"/>
      <text:p text:style-name="P47"><text:span text:style-name="T119">A rule in a YACC program comprises of two parts (i) the </text:span><text:span text:style-name="T120">production</text:span><text:span text:style-name="T119"> part and (ii) the action part. </text:span><text:span text:style-name="T122">The syntax of SIL is specified in this section of the YACC program in the form of CFG which consists of many productions and associated semantic actions. </text:span><text:span text:style-name="T125">A</text:span><text:span text:style-name="T123"> </text:span><text:span text:style-name="T124">rule in YACC</text:span><text:span text:style-name="T123"> is of the form:</text:span></text:p>
      <text:p text:style-name="P57"/>
      <text:p text:style-name="P57">production_head<text:tab/>:<text:tab/>production_body<text:tab/>{Action in C } ;</text:p>
      <text:p text:style-name="P63"><text:s/></text:p>
      <text:p text:style-name="P64"/>
      <text:p text:style-name="P71">2.2.1<text:tab/>Productions</text:p>
      <text:p text:style-name="P45"/>
      <text:p text:style-name="P65">Example:</text:p>
      <text:p text:style-name="P65"/>
      <text:p text:style-name="P38"><text:span text:style-name="T141">expr<text:tab/>:<text:tab/>expr </text:span><text:span text:style-name="T160">PLUS</text:span><text:span text:style-name="T141"> expr</text:span></text:p>
      <text:p text:style-name="P58"/>
      <text:p text:style-name="P46"><text:span text:style-name="T121">Each production consists of a production head and a production body. </text:span><text:span text:style-name="T126">Consider the production <text:s/></text:span><text:span text:style-name="T11">expr<text:tab/>:<text:tab/>expr </text:span><text:span text:style-name="T12">PLUS</text:span><text:span text:style-name="T11"> expr . </text:span><text:span text:style-name="T122">The </text:span><text:span text:style-name="T6">expr</text:span><text:span text:style-name="T122"> on the LHS of the</text:span><text:span text:style-name="T6"> : </text:span><text:span text:style-name="T150">in the production </text:span><text:span text:style-name="T122">is called the head of the production and the </text:span><text:span text:style-name="T6">expr </text:span><text:span text:style-name="T13">PLUS</text:span><text:span text:style-name="T6"> expr</text:span><text:span text:style-name="T122"> on the RHS of the </text:span><text:span text:style-name="T6">: </text:span><text:span text:style-name="T122">is called the body of the production. </text:span></text:p>
      <text:p text:style-name="P45"><text:span text:style-name="T142"><text:tab/>The body </text:span><text:span text:style-name="T153">of a production</text:span><text:span text:style-name="T142"> </text:span><text:span text:style-name="T155">may contain</text:span><text:span text:style-name="T142"> </text:span><text:span text:style-name="T156">zero</text:span><text:span text:style-name="T155"> or more </text:span><text:span text:style-name="T142">grammar symbols which can be </text:span><text:span text:style-name="T149">either </text:span><text:span text:style-name="T35">tokens or</text:span><text:span text:style-name="T32"> variables</text:span><text:span text:style-name="T142">. </text:span><text:span text:style-name="T14">PLUS</text:span><text:span text:style-name="T161"> is a </text:span><text:span text:style-name="T163">token </text:span><text:span text:style-name="T167">and</text:span><text:span text:style-name="T163"> </text:span><text:span text:style-name="T15">expr</text:span><text:span text:style-name="T163"> is a variable.</text:span><text:span text:style-name="T161"> </text:span><text:span text:style-name="T164">A token used in </text:span><text:span text:style-name="T165">a production</text:span><text:span text:style-name="T164"> </text:span><text:span text:style-name="T165">of a rule </text:span><text:span text:style-name="T164">must be appropriately declared in the </text:span><text:span text:style-name="T166">D</text:span><text:span text:style-name="T164">eclarations section. </text:span><text:span text:style-name="T153">The head </text:span><text:span text:style-name="T154">of a production is always a variable. </text:span><text:span text:style-name="T162">Every variable in a grammar must have a corresponding production body.</text:span></text:p>
      <text:p text:style-name="P73"/>
      <text:p text:style-name="P74"><text:tab/></text:p>
      <text:p text:style-name="P72"><text:soft-page-break/>2.2.2<text:tab/>Actions</text:p>
      <text:p text:style-name="P48"/>
      <text:p text:style-name="P48"><text:span text:style-name="T7">yyparse()</text:span><text:span text:style-name="T145"> is a function found in y.tab.c that is responsible for parsing through the input file. </text:span><text:span text:style-name="T143">The action corresponding to a production is </text:span><text:span text:style-name="T144">executed </text:span><text:span text:style-name="T152">by </text:span><text:span text:style-name="T9">yyparse() </text:span><text:span text:style-name="T144">only when the entire body of the production has been matched with the given input.</text:span><text:span text:style-name="T145"> </text:span><text:span text:style-name="T10">yyparse()</text:span><text:span text:style-name="T148"> contains the implementation of the push down automaton which is used to parse an given input file.</text:span><text:span text:style-name="T145"> </text:span><text:span text:style-name="T8">y</text:span><text:span text:style-name="T7">ylex()</text:span><text:span text:style-name="T145"> is invoked by </text:span><text:span text:style-name="T7">yyparse()</text:span><text:span text:style-name="T145"> to read the input file. </text:span><text:span text:style-name="T7">yylex()</text:span><text:span text:style-name="T145"> scans through </text:span><text:span text:style-name="T151">the </text:span><text:span text:style-name="T145">input file and returns</text:span><text:span text:style-name="T146"> tokens </text:span><text:span text:style-name="T147">from the input file</text:span><text:span text:style-name="T146">.</text:span><text:span text:style-name="T145"> </text:span></text:p>
      <text:p text:style-name="P67"/>
      <text:p text:style-name="P67">Example:</text:p>
      <text:p text:style-name="P67"/>
      <text:p text:style-name="P37">%{</text:p>
      <text:p text:style-name="P37"/>
      <text:p text:style-name="P37">#include&lt;stdio.h&gt;</text:p>
      <text:p text:style-name="P37"/>
      <text:p text:style-name="P37">%}</text:p>
      <text:p text:style-name="P37"/>
      <text:p text:style-name="P37">%token NUM <text:span text:style-name="T158">PLUS</text:span></text:p>
      <text:p text:style-name="P37"/>
      <text:p text:style-name="P37">%%</text:p>
      <text:p text:style-name="P37"/>
      <text:p text:style-name="P37">expr<text:tab/>:<text:tab/>expr <text:span text:style-name="T159">PLUS</text:span> expr<text:tab/><text:span text:style-name="T168">{printf(“parsing complete”);</text:span><text:span text:style-name="T169">}</text:span></text:p>
      <text:p text:style-name="P37"><text:tab/>|<text:tab/>NUM<text:tab/><text:tab/><text:tab/><text:tab/></text:p>
      <text:p text:style-name="P37"><text:tab/>;</text:p>
      <text:p text:style-name="P37">%%</text:p>
      <text:p text:style-name="P37"><text:tab/>/* Auxiliary functions */</text:p>
      <text:p text:style-name="P66"/>
      <text:p text:style-name="P75"><text:span text:style-name="T128">Note that one variable may have one </text:span><text:span text:style-name="T132">or more </text:span><text:span text:style-name="T128">production bod</text:span><text:span text:style-name="T131">ies </text:span><text:span text:style-name="T128">separated by a </text:span><text:span text:style-name="T16">| </text:span><text:span text:style-name="T127"><text:s/>. </text:span><text:span text:style-name="T129">Each production may have one action with multiple C</text:span><text:span text:style-name="T127"> </text:span><text:span text:style-name="T130">statements. In the above example the variable has two production bodies </text:span><text:span text:style-name="T17">expr PLUS expr</text:span><text:span text:style-name="T130"> and </text:span><text:span text:style-name="T17">NUM</text:span><text:span text:style-name="T130">. The first production body has an associated print action while the second does not. </text:span><text:span text:style-name="T17">yyparse()</text:span><text:span text:style-name="T130"> executes the action only when the body </text:span><text:span text:style-name="T17">expr PLUS expr</text:span><text:span text:style-name="T130"> has been matched </text:span><text:span text:style-name="T133">with the input</text:span><text:span text:style-name="T130">.</text:span></text:p>
      <text:p text:style-name="P75"><text:span text:style-name="T130"/></text:p>
      <text:p text:style-name="P70">2.2.3<text:tab/>Auxiliary functions</text:p>
      <text:p text:style-name="P70"/>
      <text:p text:style-name="P76"><text:span text:style-name="T134">The Auxiliary functions section consist of a </text:span><text:span text:style-name="T18">main()</text:span><text:span text:style-name="T134"> definition. </text:span><text:span text:style-name="T135">YACC generates code for all the rules and places into the definition of </text:span><text:span text:style-name="T19">yyparse()</text:span><text:span text:style-name="T135"> in the </text:span><text:span text:style-name="T38">y.tab.c</text:span><text:span text:style-name="T135"> file. </text:span><text:soft-page-break/><text:span text:style-name="T20">yyparse()</text:span><text:span text:style-name="T136"> must be invoked in the </text:span><text:span text:style-name="T20">main()</text:span><text:span text:style-name="T136"> function's definition</text:span><text:span text:style-name="T137"> to parse the input</text:span><text:span text:style-name="T130">. </text:span></text:p>
      <text:p text:style-name="P76"><text:span text:style-name="T138">In addition to this YACC generated code, </text:span><text:span text:style-name="T139">the programmer may wish to add his own code to the </text:span><text:span text:style-name="T21">y.tab.c</text:span><text:span text:style-name="T139"> file. </text:span><text:span text:style-name="T140">The Auxiliary functions section allows the programmer to achieve this.</text:span><text:span text:style-name="T138"> </text:span></text:p>
      <text:p text:style-name="P68"/>
      <text:p text:style-name="P68">Example:</text:p>
      <text:p text:style-name="P69"/>
      <text:p text:style-name="P60">%{</text:p>
      <text:p text:style-name="P60"/>
      <text:p text:style-name="P60">#include&lt;stdio.h&gt;</text:p>
      <text:p text:style-name="P60"/>
      <text:p text:style-name="P60">%}</text:p>
      <text:p text:style-name="P60"/>
      <text:p text:style-name="P60">%token NUM <text:span text:style-name="T158">PLUS</text:span></text:p>
      <text:p text:style-name="P60"/>
      <text:p text:style-name="P60">%%</text:p>
      <text:p text:style-name="P60"/>
      <text:p text:style-name="P60">expr<text:tab/>:<text:tab/>expr <text:span text:style-name="T159">PLUS</text:span> expr<text:tab/><text:span text:style-name="T168">{</text:span><text:span text:style-name="T170">my_</text:span><text:span text:style-name="T168">print(“parsing complete”);</text:span><text:span text:style-name="T169">}</text:span></text:p>
      <text:p text:style-name="P60"><text:tab/>|<text:tab/>NUM<text:tab/><text:tab/><text:tab/><text:tab/></text:p>
      <text:p text:style-name="P60"><text:tab/>;</text:p>
      <text:p text:style-name="P60"/>
      <text:p text:style-name="P60">%%</text:p>
      <text:p text:style-name="P69"/>
      <text:p text:style-name="P80">void my_print(char* str)</text:p>
      <text:p text:style-name="P80">{</text:p>
      <text:p text:style-name="P80"><text:tab/>printf(“<text:span text:style-name="T171">Message: </text:span>%s”,str);</text:p>
      <text:p text:style-name="P80">}</text:p>
      <text:p text:style-name="P78"/>
      <text:p text:style-name="P80"><text:span text:style-name="T172">void</text:span><text:span text:style-name="T173"> yyerror()</text:span></text:p>
      <text:p text:style-name="P79">{</text:p>
      <text:p text:style-name="P79"><text:tab/>printf(“Syntax Error”);</text:p>
      <text:p text:style-name="P79">}</text:p>
      <text:p text:style-name="P61"/>
      <text:p text:style-name="P61">int main()</text:p>
      <text:p text:style-name="P61">{</text:p>
      <text:p text:style-name="P61"><text:tab/>yyparse();</text:p>
      <text:p text:style-name="P61"><text:tab/>return 1;</text:p>
      <text:p text:style-name="P61">}</text:p>
      <text:p text:style-name="P61"/>
      <text:p text:style-name="P77">Sample Input/Output:</text:p>
      <text:p text:style-name="P77"/>
      <text:p text:style-name="P62">I:<text:tab/>2+2</text:p>
      <text:p text:style-name="P62">O:<text:tab/>Message: parsing complete</text:p>
      <text:p text:style-name="P62"/>
      <text:p text:style-name="P59">I:<text:tab/>2-2</text:p>
      <text:p text:style-name="P59"><text:span text:style-name="T130">O:<text:tab/>Syntax Err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09-11T15:28:29</dc:date>
    <meta:editing-duration>PT4H20S</meta:editing-duration>
    <meta:editing-cycles>238</meta:editing-cycles>
    <meta:document-statistic meta:table-count="0" meta:image-count="0" meta:object-count="0" meta:page-count="6" meta:paragraph-count="96" meta:word-count="1002" meta:character-count="5827" meta:non-whitespace-character-count="4862"/>
  </office:meta>
</office:document-meta>
</file>